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382in"/>
    </style:style>
    <style:style style:name="Table1.B" style:family="table-column">
      <style:table-column-properties style:column-width="2.0306in"/>
    </style:style>
    <style:style style:name="Table1.C" style:family="table-column">
      <style:table-column-properties style:column-width="3.8208in"/>
    </style:style>
    <style:style style:name="Table1.D" style:family="table-column">
      <style:table-column-properties style:column-width="0.5083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Схема базы данных.</text:p>
      <text:p text:style-name="Standard"/>
      <text:p text:style-name="Standard">0 manufacturer (пока не добавлено)</text:p>
      <text:p text:style-name="Standard">1 model</text:p>
      <text:p text:style-name="Standard">2 length</text:p>
      <text:p text:style-name="Standard">3 lwl</text:p>
      <text:p text:style-name="Standard">4 description</text:p>
      <text:p text:style-name="Standard">5 width</text:p>
      <text:p text:style-name="Standard">6 draft_max</text:p>
      <text:p text:style-name="Standard">7 draft_min</text:p>
      <text:p text:style-name="Standard">8 weight</text:p>
      <text:p text:style-name="Standard">9 keel_type</text:p>
      <text:p text:style-name="Standard">10 ballast_weight</text:p>
      <text:p text:style-name="Standard">11 steering_system</text:p>
      <text:p text:style-name="Standard">12 hull_type</text:p>
      <text:p text:style-name="Standard">13 first_built</text:p>
      <text:p text:style-name="Standard">14 last_built</text:p>
      <text:p text:style-name="Standard">15 builder</text:p>
      <text:p text:style-name="Standard">16 designer</text:p>
      <text:p text:style-name="Standard">17 linksailboatdata</text:p>
      <text:p text:style-name="Standard">18 rigging_type</text:p>
      <text:p text:style-name="Standard">19 sail_area</text:p>
      <text:p text:style-name="Standard">20 ballast_type</text:p>
      <text:p text:style-name="Standard">21 n_built</text:p>
      <text:p text:style-name="Standard">22 mast_height</text:p>
      <text:p text:style-name="Standard">23 id</text:p>
      <text:p text:style-name="Standard">24 hull_material</text:p>
      <text:p text:style-name="Standard"/>
      <text:h text:style-name="P2" text:outline-level="2">Схема базы для данных с сайта nettivene.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Номер</text:p>
          </table:table-cell>
          <table:table-cell table:style-name="Table1.A1" office:value-type="string">
            <text:p text:style-name="P1">Название</text:p>
          </table:table-cell>
          <table:table-cell table:style-name="Table1.A1" office:value-type="string">
            <text:p text:style-name="P3">Описание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header</text:p>
          </table:table-cell>
          <table:table-cell table:style-name="Table1.A1" office:value-type="string">
            <text:p text:style-name="P1">Заголовок(модель указанная на сайте)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id_nettiven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vehicle_bran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vehicle_model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price</text:p>
          </table:table-cell>
          <table:table-cell table:style-name="Table1.A1" office:value-type="string">
            <text:p text:style-name="P3">Цена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year_prod</text:p>
          </table:table-cell>
          <table:table-cell table:style-name="Table1.A1" office:value-type="string">
            <text:p text:style-name="P3">Год изготовления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hull_material</text:p>
          </table:table-cell>
          <table:table-cell table:style-name="Table1.A1" office:value-type="string">
            <text:p text:style-name="P3">Материал корпуса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length</text:p>
          </table:table-cell>
          <table:table-cell table:style-name="Table1.A1" office:value-type="string">
            <text:p text:style-name="P3">Длинна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1">width</text:p>
          </table:table-cell>
          <table:table-cell table:style-name="Table1.A1" office:value-type="string">
            <text:p text:style-name="P3">Ширина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draft</text:p>
          </table:table-cell>
          <table:table-cell table:style-name="Table1.A1" office:value-type="string">
            <text:p text:style-name="P3">Осадка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text:bookmark-start text:name="__DdeLink__396_1502019586"/>weight<text:bookmark-end text:name="__DdeLink__396_1502019586"/></text:p>
          </table:table-cell>
          <table:table-cell table:style-name="Table1.A1" office:value-type="string">
            <text:p text:style-name="P3">Вес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1">steering_system</text:p>
          </table:table-cell>
          <table:table-cell table:style-name="Table1.A1" office:value-type="string">
            <text:p text:style-name="P3">Рулевая система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1">mast_height</text:p>
          </table:table-cell>
          <table:table-cell table:style-name="Table1.A1" office:value-type="string">
            <text:p text:style-name="P3">Высота мачты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1"><text:bookmark-start text:name="__DdeLink__398_1502019586"/>accessories<text:bookmark-end text:name="__DdeLink__398_1502019586"/></text:p>
          </table:table-cell>
          <table:table-cell table:style-name="Table1.A1" office:value-type="string">
            <text:p text:style-name="P1">Список аксесуаров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1">note</text:p>
          </table:table-cell>
          <table:table-cell table:style-name="Table1.A1" office:value-type="string">
            <text:p text:style-name="P1">Текст объявления с сайта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engine_informatio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heating_informatio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sail_<text:bookmark-start text:name="__DdeLink__400_1502019586"/>information<text:bookmark-end text:name="__DdeLink__400_1502019586"/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location</text:p>
          </table:table-cell>
          <table:table-cell table:style-name="Table1.A1" office:value-type="string">
            <text:p text:style-name="P1">Название места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coordinat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lin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model_suggested</text:p>
          </table:table-cell>
          <table:table-cell table:style-name="Table1.A1" office:value-type="string">
            <text:p text:style-name="P1">Предполагаемая модель с sailboatdata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model_id_suggested</text:p>
          </table:table-cell>
          <table:table-cell table:style-name="Table1.A1" office:value-type="string">
            <text:p text:style-name="P1">Id с sailboatdata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date_added</text:p>
          </table:table-cell>
          <table:table-cell table:style-name="Table1.A1" office:value-type="string">
            <text:p text:style-name="P3">Дата добавления в базу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text:s/>date_deleted</text:p>
          </table:table-cell>
          <table:table-cell table:style-name="Table1.A1" office:value-type="string">
            <text:p text:style-name="P3">Дата удаления, если пусто, то актуально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date_checked</text:p>
          </table:table-cell>
          <table:table-cell table:style-name="Table1.A1" office:value-type="string">
            <text:p text:style-name="P3">Дата последней проверки актуальности</text:p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/>
      <style:text-properties style:font-name="Liberation Serif" fo:font-size="18pt" fo:font-weight="bold" style:font-name-asian="Noto Serif CJK SC" style:font-size-asian="18pt" style:font-weight-asian="bold" style:font-name-complex="Lohit Devanagar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/>
      <style:text-properties style:font-name="Liberation Serif" fo:font-size="14pt" fo:font-weight="bold" style:font-name-asian="Noto Serif CJK SC" style:font-size-asian="14pt" style:font-weight-asian="bold" style:font-name-complex="Lohit Devanagar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16T15:24:35.866589603</meta:creation-date>
    <dc:date>2022-07-21T14:10:08</dc:date>
    <meta:editing-duration>PT20H15M58S</meta:editing-duration>
    <meta:editing-cycles>8</meta:editing-cycles>
    <meta:generator>OpenOffice/4.1.12$Unix OpenOffice.org_project/4112m1$Build-9809</meta:generator>
    <meta:document-statistic meta:table-count="1" meta:image-count="0" meta:object-count="0" meta:page-count="2" meta:paragraph-count="86" meta:word-count="150" meta:character-count="1013"/>
  </office:meta>
</office:document-meta>
</file>